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/>
      <style:text-properties style:font-name="Liberation Mono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Footnote">
      <style:text-properties officeooo:paragraph-rsid="0018ac73"/>
    </style:style>
    <style:style style:name="P3" style:family="paragraph" style:parent-style-name="Text_20_body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/>
      <style:text-properties style:font-name="Liberation Mono" fo:font-size="14pt" fo:font-style="italic" style:text-underline-style="solid" style:text-underline-width="auto" style:text-underline-color="font-color" fo:font-weight="bold" officeooo:paragraph-rsid="0018ac7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Mono" fo:font-size="14pt" fo:font-style="italic" style:text-underline-style="solid" style:text-underline-width="auto" style:text-underline-color="font-color" fo:font-weight="bold" officeooo:paragraph-rsid="0018ac7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Mono" fo:font-size="14pt" fo:font-style="normal" style:text-underline-style="none" fo:font-weight="normal" officeooo:rsid="0018ac73" officeooo:paragraph-rsid="0018ac73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Mono" fo:font-size="14pt" officeooo:rsid="0018ac73" officeooo:paragraph-rsid="0018ac73" style:font-size-asian="14pt" style:font-size-complex="14pt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/>
      <style:text-properties style:font-name="Liberation Mono" fo:font-size="14pt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/>
      <style:text-properties style:font-name="Liberation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fo:font-size="14pt" style:font-size-asian="14pt" style:font-size-complex="14pt"/>
    </style:style>
    <style:style style:name="T1" style:family="text">
      <style:text-properties officeooo:rsid="0018ac73"/>
    </style:style>
    <style:style style:name="T2" style:family="text">
      <style:text-properties fo:font-size="8pt" officeooo:rsid="0018ac73" style:font-size-asian="8pt" style:font-size-complex="8pt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8ac73" style:font-style-asian="italic" style:font-weight-asian="bold" style:font-style-complex="italic" style:font-weight-complex="bold"/>
    </style:style>
    <style:style style:name="T5" style:family="text">
      <style:text-properties style:font-name="Liberation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All I Have Is Christ</text:span><text:span text:style-name="T2"><text:note text:id="ftn0" text:note-class="footnote"><text:note-citation>1</text:note-citation><text:note-body><text:p text:style-name="P2">CCLI Song # 5174122 © 2008 Sovereign Grace Praise For use solely with the SongSelect® Terms of Use.</text:p><text:p text:style-name="P2"><text:s text:c="7"/>All rights reserved. <text:a xlink:type="simple" xlink:href="http://www.ccli.com/" text:style-name="Internet_20_link" text:visited-style-name="Visited_20_Internet_20_Link">www.ccli.com</text:a> CCLI License # 3266058</text:p></text:note-body></text:note></text:span></text:h>
      <text:p text:style-name="P3"/>
      <text:p text:style-name="P4">Verse 1</text:p>
      <text:p text:style-name="P5">I once was lost in darkest night, yet thought I knew the way</text:p>
      <text:p text:style-name="P5">The sin that promised joy and life had led me to the grave</text:p>
      <text:p text:style-name="P5">I had no hope that You would own a rebel to Your will</text:p>
      <text:p text:style-name="P5">And if You had not loved me first I would refuse You still</text:p>
      <text:p text:style-name="P4"/>
      <text:p text:style-name="P4">Verse <text:span text:style-name="T1">2</text:span></text:p>
      <text:p text:style-name="P6">But as I ran my hell-bound race indifferent to the cost</text:p>
      <text:p text:style-name="P6">You looked upon my helpless state and led me to the cross</text:p>
      <text:p text:style-name="P6">And I beheld God's love displayed You suffered in my place</text:p>
      <text:p text:style-name="P6">You bore the wrath reserved for me, now all I know is grace</text:p>
      <text:p text:style-name="P7"/>
      <text:p text:style-name="P7">Chorus <text:span text:style-name="T1">(x2)</text:span></text:p>
      <text:p text:style-name="P6">Hallelujah all I have is Christ!</text:p>
      <text:p text:style-name="P6">Hallelujah Jesus is my life!</text:p>
      <text:p text:style-name="P7"/>
      <text:p text:style-name="P8"><text:span text:style-name="T3">Verse </text:span><text:span text:style-name="T4">3</text:span></text:p>
      <text:p text:style-name="P8">Now Lord I would be Yours alone, <text:span text:style-name="T1">a</text:span>nd live so all might see</text:p>
      <text:p text:style-name="P8">The strength to follow Your commands <text:span text:style-name="T1">c</text:span>ould never come from me</text:p>
      <text:p text:style-name="P8">O Father use my ransomed life <text:span text:style-name="T1">i</text:span>n any way You choose</text:p>
      <text:p text:style-name="P8">And let my song forever be <text:span text:style-name="T1">m</text:span>y only boast is You</text:p>
      <text:p text:style-name="P9"/>
      <text:p text:style-name="P9">Chorus <text:span text:style-name="T1">(x2)</text:span></text:p>
      <text:p text:style-name="P10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18T23:37:49.043801033</meta:creation-date>
    <dc:date>2025-12-29T13:03:42.049044295</dc:date>
    <meta:editing-duration>PT1H3M5S</meta:editing-duration>
    <meta:editing-cycles>11</meta:editing-cycles>
    <meta:generator>LibreOffice/25.2.6.2$Linux_X86_64 LibreOffice_project/520$Build-2</meta:generator>
    <meta:print-date>2025-12-29T12:53:19.853943784</meta:print-date>
    <meta:printed-by>PDF files</meta:printed-by>
    <meta:document-statistic meta:table-count="0" meta:image-count="0" meta:object-count="0" meta:page-count="1" meta:paragraph-count="22" meta:word-count="197" meta:character-count="961" meta:non-whitespace-character-count="779"/>
  </office:meta>
</office:document-meta>
</file>